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5071in"/>
    </style:style>
    <style:style style:name="co15" style:family="table-column">
      <style:table-column-properties fo:break-before="auto" style:column-width="0.4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style:font-name="Arial" style:font-name-asian="WenQuanYi Micro Hei" style:font-name-complex="Lohit Hindi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row table:style-name="ro2">
          <table:table-cell table:number-columns-repeated="2"/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q</text:p>
          </table:table-cell>
          <table:table-cell table:style-name="ce2" office:value-type="string">
            <text:p>qz(2,0)</text:p>
          </table:table-cell>
          <table:table-cell table:style-name="ce2" office:value-type="string">
            <text:p>qz(1, 1)</text:p>
          </table:table-cell>
          <table:table-cell table:style-name="ce2" office:value-type="string">
            <text:p>qz(-1, 1)</text:p>
          </table:table-cell>
          <table:table-cell table:style-name="ce2" office:value-type="string">
            <text:p>qr(2,0)</text:p>
          </table:table-cell>
          <table:table-cell table:style-name="ce2" office:value-type="string">
            <text:p>qr(1, 1)</text:p>
          </table:table-cell>
          <table:table-cell table:style-name="ce2" office:value-type="string">
            <text:p>qr(-1, 1)</text:p>
          </table:table-cell>
          <table:table-cell/>
          <table:table-cell table:style-name="ce1"/>
          <table:table-cell table:style-name="ce2" office:value-type="string">
            <text:p>2*pi/a</text:p>
          </table:table-cell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</table:table-row>
        <table:table-row table:style-name="ro4">
          <table:table-cell table:number-columns-repeated="2"/>
          <table:table-cell table:number-columns-repeated="3" table:style-name="ce2" office:value-type="string">
            <text:p>(deg)</text:p>
          </table:table-cell>
          <table:table-cell table:style-name="ce2" office:value-type="string">
            <text:p>(A)</text:p>
          </table:table-cell>
          <table:table-cell table:number-columns-repeated="7" table:style-name="ce2" office:value-type="string">
            <text:p>(A^-1)</text:p>
          </table:table-cell>
          <table:table-cell/>
          <table:table-cell table:style-name="ce1"/>
          <table:table-cell table:style-name="ce2" office:value-type="string">
            <text:p>(A^-1)</text:p>
          </table:table-cell>
          <table:table-cell table:number-columns-repeated="3" table:style-name="ce2" office:value-type="string">
            <text:p>(rad)</text:p>
          </table:table-cell>
        </table:table-row>
        <table:table-row table:style-name="ro4">
          <table:table-cell table:style-name="ce1" office:value-type="string">
            <text:p>L</text:p>
          </table:table-cell>
          <table:table-cell table:style-name="ce1" office:value-type="string">
            <text:p>beta I</text:p>
          </table:table-cell>
          <table:table-cell office:value-type="string">
            <text:p>NA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3]" office:value-type="float" office:value="1.47839654286579">
            <text:p>1.478</text:p>
          </table:table-cell>
          <table:table-cell office:value-type="float" office:value="0">
            <text:p>0</text:p>
          </table:table-cell>
          <table:table-cell table:style-name="ce4" table:formula="of:=2*PI()/[.$F3]*SQRT(3)*SIN(RADIANS([.$D3]))" office:value-type="float" office:value="0.678470982043519">
            <text:p>0.678</text:p>
          </table:table-cell>
          <table:table-cell table:style-name="ce4" table:formula="of:=2*PI()/[.$F3]*SQRT(3)*SIN(RADIANS([.$D3]))" office:value-type="float" office:value="0.678470982043519">
            <text:p>0.678</text:p>
          </table:table-cell>
          <table:table-cell table:style-name="ce4" table:formula="of:=SQRT([.$G3]^2-[.H3]^2)" office:value-type="float" office:value="1.47839654286579">
            <text:p>1.478</text:p>
          </table:table-cell>
          <table:table-cell table:style-name="ce4" table:formula="of:=SQRT([.$G3]^2-[.I3]^2)" office:value-type="float" office:value="1.31351949528068">
            <text:p>1.314</text:p>
          </table:table-cell>
          <table:table-cell table:style-name="ce4" table:formula="of:=SQRT([.$G3]^2-[.J3]^2)" office:value-type="float" office:value="1.31351949528068">
            <text:p>1.314</text:p>
          </table:table-cell>
          <table:table-cell table:number-columns-repeated="2"/>
          <table:table-cell table:style-name="ce6" table:formula="of:=2*PI()/[.F3]" office:value-type="float" office:value="0.739198271432892">
            <text:p>0.739</text:p>
          </table:table-cell>
          <table:table-cell table:style-name="ce6" office:value-type="string">
            <text:p>NA</text:p>
          </table:table-cell>
          <table:table-cell table:style-name="ce6" table:formula="of:=RADIANS([.D3])" office:value-type="float" office:value="0.558505360638185">
            <text:p>0.559</text:p>
          </table:table-cell>
          <table:table-cell table:style-name="ce6" table:formula="of:=RADIANS([.E3])" office:value-type="float" office:value="0">
            <text:p>0.000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4]" office:value-type="float" office:value="1.47839654286579">
            <text:p>1.478</text:p>
          </table:table-cell>
          <table:table-cell office:value-type="float" office:value="0">
            <text:p>0</text:p>
          </table:table-cell>
          <table:table-cell table:style-name="ce4" table:formula="of:=[.P4]*SQRT(3)*SIN([.R4]-[.S4])" office:value-type="float" office:value="0.178187352028144">
            <text:p>0.178</text:p>
          </table:table-cell>
          <table:table-cell table:style-name="ce4" table:formula="of:=2*PI()/[.$F4]*SQRT(3)*SIN(RADIANS([.$D4]-[.$E4]))" office:value-type="float" office:value="0.178187352028144">
            <text:p>0.178</text:p>
          </table:table-cell>
          <table:table-cell table:style-name="ce4" table:formula="of:=SQRT([.$G4]^2-[.H4]^2)" office:value-type="float" office:value="1.47839654286579">
            <text:p>1.478</text:p>
          </table:table-cell>
          <table:table-cell table:style-name="ce4" table:formula="of:=SQRT([.$G4]^2-[.I4]^2)" office:value-type="float" office:value="1.46761902601959">
            <text:p>1.468</text:p>
          </table:table-cell>
          <table:table-cell table:style-name="ce4" table:formula="of:=SQRT([.$G4]^2-[.J4]^2)" office:value-type="float" office:value="1.46761902601959">
            <text:p>1.468</text:p>
          </table:table-cell>
          <table:table-cell table:number-columns-repeated="2"/>
          <table:table-cell table:style-name="ce6" table:formula="of:=2*PI()/[.F4]" office:value-type="float" office:value="0.739198271432892">
            <text:p>0.739</text:p>
          </table:table-cell>
          <table:table-cell table:style-name="ce6" office:value-type="float" office:value="0">
            <text:p>0.000</text:p>
          </table:table-cell>
          <table:table-cell table:style-name="ce6" table:formula="of:=RADIANS([.D4])" office:value-type="float" office:value="0.349065850398866">
            <text:p>0.349</text:p>
          </table:table-cell>
          <table:table-cell table:style-name="ce6" table:formula="of:=RADIANS([.E4])" office:value-type="float" office:value="0.20943951023932">
            <text:p>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office:value-type="float" office:value="90">
            <text:p>9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5]" office:value-type="float" office:value="1.47839654286579">
            <text:p>1.478</text:p>
          </table:table-cell>
          <table:table-cell table:style-name="ce4" table:formula="of:=[.P5]*2*SIN([.S5])" office:value-type="float" office:value="0.307375924926355">
            <text:p>0.307</text:p>
          </table:table-cell>
          <table:table-cell table:style-name="ce4" table:formula="of:=[.P5]*(SQRT(3)*SIN(RADIANS([.D5]))*COS(RADIANS([.E5]))+SIN(RADIANS([.E5])))" office:value-type="float" office:value="0.306311120387025">
            <text:p>0.306</text:p>
          </table:table-cell>
          <table:table-cell table:style-name="ce5" table:formula="of:=[.P5]*(SQRT(3)*SIN(RADIANS([.D5]))*COS(RADIANS([.E5]))-SIN(RADIANS([.E5])))" office:value-type="float" office:value="-0.00106480453933009">
            <text:p>-0.001</text:p>
          </table:table-cell>
          <table:table-cell table:style-name="ce4" table:formula="of:=SQRT([.$G5]^2-[.H5]^2)" office:value-type="float" office:value="1.44609003133732">
            <text:p>1.446</text:p>
          </table:table-cell>
          <table:table-cell table:style-name="ce4" table:formula="of:=SQRT([.$G5]^2-[.I5]^2)" office:value-type="float" office:value="1.44631595285565">
            <text:p>1.446</text:p>
          </table:table-cell>
          <table:table-cell table:style-name="ce4" table:formula="of:=SQRT([.$G5]^2-[.J5]^2)" office:value-type="float" office:value="1.47839615940681">
            <text:p>1.478</text:p>
          </table:table-cell>
          <table:table-cell table:number-columns-repeated="2"/>
          <table:table-cell table:style-name="ce6" table:formula="of:=2*PI()/[.F5]" office:value-type="float" office:value="0.739198271432892">
            <text:p>0.739</text:p>
          </table:table-cell>
          <table:table-cell table:style-name="ce6" table:formula="of:=PI()/2" office:value-type="float" office:value="1.5707963267949">
            <text:p>1.571</text:p>
          </table:table-cell>
          <table:table-cell table:style-name="ce6" table:formula="of:=RADIANS([.D5])" office:value-type="float" office:value="0.122173047639603">
            <text:p>0.122</text:p>
          </table:table-cell>
          <table:table-cell table:style-name="ce6" table:formula="of:=RADIANS([.E5])" office:value-type="float" office:value="0.20943951023932">
            <text:p>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6]" office:value-type="float" office:value="1.47839654286579">
            <text:p>1.478</text:p>
          </table:table-cell>
          <table:table-cell table:style-name="ce4" table:formula="of:=[.P6]*2*SIN([.S6])*SIN([.Q6])" office:value-type="float" office:value="0.197577436058601">
            <text:p>0.198</text:p>
          </table:table-cell>
          <table:table-cell table:style-name="ce5" table:formula="of:=[.$P6]*(SQRT(3)*SIN([.$R6])*COS([.$S6])+SIN([.$S6])*SIN([.$Q6])-SQRT(3)*COS([.$R6])*SIN([.$S6])*COS([.$Q6]))" office:value-type="float" office:value="0.115437624188764">
            <text:p>0.115</text:p>
          </table:table-cell>
          <table:table-cell table:style-name="ce5" table:formula="of:=[.$P6]*(SQRT(3)*SIN([.$R6])*COS([.$S6])-SIN([.$S6])*SIN([.$Q6])-SQRT(3)*COS([.$R6])*SIN([.$S6])*COS([.$Q6]))" office:value-type="float" office:value="-0.082139811869837">
            <text:p>-0.082</text:p>
          </table:table-cell>
          <table:table-cell table:style-name="ce4" table:formula="of:=SQRT([.G6]^2-[.H6]^2)" office:value-type="float" office:value="1.46513463364908">
            <text:p>1.465</text:p>
          </table:table-cell>
          <table:table-cell table:style-name="ce4" table:formula="of:=SQRT([.$G6]^2-[.I6]^2)" office:value-type="float" office:value="1.47388279482432">
            <text:p>1.474</text:p>
          </table:table-cell>
          <table:table-cell table:style-name="ce4" table:formula="of:=SQRT([.$G6]^2-[.J6]^2)" office:value-type="float" office:value="1.47611293242201">
            <text:p>1.476</text:p>
          </table:table-cell>
          <table:table-cell table:number-columns-repeated="2"/>
          <table:table-cell table:style-name="ce6" table:formula="of:=2*PI()/[.F6]" office:value-type="float" office:value="0.739198271432892">
            <text:p>0.739</text:p>
          </table:table-cell>
          <table:table-cell table:style-name="ce6" table:formula="of:=RADIANS([.C6])" office:value-type="float" office:value="0.698131700797732">
            <text:p>0.698</text:p>
          </table:table-cell>
          <table:table-cell table:style-name="ce6" table:formula="of:=RADIANS([.D6])" office:value-type="float" office:value="0.174532925199433">
            <text:p>0.175</text:p>
          </table:table-cell>
          <table:table-cell table:style-name="ce6" table:formula="of:=RADIANS([.E6])" office:value-type="float" office:value="0.20943951023932">
            <text:p>0.209</text:p>
          </table:table-cell>
        </table:table-row>
        <table:table-row table:style-name="ro4">
          <table:table-cell table:number-columns-repeated="19"/>
        </table:table-row>
        <table:table-row table:style-name="ro2">
          <table:table-cell table:style-name="ce1" table:number-columns-repeated="2"/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q</text:p>
          </table:table-cell>
          <table:table-cell table:style-name="ce2" office:value-type="string">
            <text:p>qz(2,0)</text:p>
          </table:table-cell>
          <table:table-cell table:style-name="ce2" office:value-type="string">
            <text:p>qz(1, 1)</text:p>
          </table:table-cell>
          <table:table-cell table:style-name="ce2" office:value-type="string">
            <text:p>qz(1, -1)</text:p>
          </table:table-cell>
          <table:table-cell table:style-name="ce2" office:value-type="string">
            <text:p>qr(2,0)</text:p>
          </table:table-cell>
          <table:table-cell table:style-name="ce2" office:value-type="string">
            <text:p>qr(1, 1)</text:p>
          </table:table-cell>
          <table:table-cell table:style-name="ce2" office:value-type="string">
            <text:p>qr(-1, -1)</text:p>
          </table:table-cell>
          <table:table-cell/>
          <table:table-cell table:style-name="ce1"/>
          <table:table-cell table:style-name="ce7" office:value-type="string">
            <text:p>2*pi/a</text:p>
          </table:table-cell>
          <table:table-cell table:style-name="ce7" office:value-type="string">
            <text:p>zeta</text:p>
          </table:table-cell>
          <table:table-cell table:style-name="ce7" office:value-type="string">
            <text:p>theta</text:p>
          </table:table-cell>
          <table:table-cell table:style-name="ce7" office:value-type="string">
            <text:p>xi</text:p>
          </table:table-cell>
        </table:table-row>
        <table:table-row table:style-name="ro4">
          <table:table-cell table:style-name="ce1" table:number-columns-repeated="2"/>
          <table:table-cell table:number-columns-repeated="3" table:style-name="ce2" office:value-type="string">
            <text:p>(deg)</text:p>
          </table:table-cell>
          <table:table-cell table:style-name="ce2" office:value-type="string">
            <text:p>(A)</text:p>
          </table:table-cell>
          <table:table-cell table:number-columns-repeated="7" table:style-name="ce2" office:value-type="string">
            <text:p>(A^-1)</text:p>
          </table:table-cell>
          <table:table-cell/>
          <table:table-cell table:style-name="ce1"/>
          <table:table-cell table:style-name="ce7" office:value-type="string">
            <text:p>(A^-1)</text:p>
          </table:table-cell>
          <table:table-cell table:number-columns-repeated="3" table:style-name="ce7" office:value-type="string">
            <text:p>(rad)</text:p>
          </table:table-cell>
        </table:table-row>
        <table:table-row table:style-name="ro4">
          <table:table-cell table:style-name="ce1" office:value-type="string">
            <text:p>L</text:p>
          </table:table-cell>
          <table:table-cell table:style-name="ce1" office:value-type="string">
            <text:p>beta F</text:p>
          </table:table-cell>
          <table:table-cell office:value-type="string">
            <text:p>NA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8">
            <text:p>8.8</text:p>
          </table:table-cell>
          <table:table-cell table:style-name="ce4" table:formula="of:=4*PI()/[.F10]/COS(RADIANS([.D10]))" office:value-type="float" office:value="1.51964230551085">
            <text:p>1.520</text:p>
          </table:table-cell>
          <table:table-cell table:style-name="ce4" table:formula="of:=[.$P10]*2*TAN(RADIANS([.$D10]))" office:value-type="float" office:value="0.519748279134571">
            <text:p>0.520</text:p>
          </table:table-cell>
          <table:table-cell table:style-name="ce4" table:formula="of:=[.$P10]*TAN(RADIANS([.$D10]))" office:value-type="float" office:value="0.259874139567286">
            <text:p>0.260</text:p>
          </table:table-cell>
          <table:table-cell table:style-name="ce4" table:formula="of:=[.$P10]*TAN(RADIANS([.$D10]))" office:value-type="float" office:value="0.259874139567286">
            <text:p>0.260</text:p>
          </table:table-cell>
          <table:table-cell table:style-name="ce4" table:formula="of:=SQRT([.$G10]^2-[.H10]^2)" office:value-type="float" office:value="1.42799666072263">
            <text:p>1.428</text:p>
          </table:table-cell>
          <table:table-cell table:style-name="ce4" table:formula="of:=SQRT([.$G10]^2-[.I10]^2)" office:value-type="float" office:value="1.49725688119391">
            <text:p>1.497</text:p>
          </table:table-cell>
          <table:table-cell table:style-name="ce4" table:formula="of:=SQRT([.$G10]^2-[.J10]^2)" office:value-type="float" office:value="1.49725688119391">
            <text:p>1.497</text:p>
          </table:table-cell>
          <table:table-cell table:number-columns-repeated="2"/>
          <table:table-cell table:style-name="ce6" table:formula="of:=2*PI()/[.F10]" office:value-type="float" office:value="0.713998330361317">
            <text:p>0.714</text:p>
          </table:table-cell>
          <table:table-cell table:style-name="ce6" office:value-type="string">
            <text:p>NA</text:p>
          </table:table-cell>
          <table:table-cell table:style-name="ce6" table:formula="of:=RADIANS([.D10])" office:value-type="float" office:value="0.349065850398866">
            <text:p>0.349</text:p>
          </table:table-cell>
          <table:table-cell table:style-name="ce6" table:formula="of:=RADIANS([.E10])" office:value-type="float" office:value="0">
            <text:p>0.000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12">
            <text:p>-12</text:p>
          </table:table-cell>
          <table:table-cell table:style-name="ce3" office:value-type="float" office:value="9.05">
            <text:p>9.05</text:p>
          </table:table-cell>
          <table:table-cell table:style-name="ce4" table:formula="of:=4*PI()/[.F11]/COS(RADIANS([.D11]))" office:value-type="float" office:value="1.47766323629785">
            <text:p>1.478</text:p>
          </table:table-cell>
          <table:table-cell table:style-name="ce4" table:formula="of:=[.P11]*2*TAN([.R11])*COS([.S11])" office:value-type="float" office:value="0.494346594866834">
            <text:p>0.494</text:p>
          </table:table-cell>
          <table:table-cell table:style-name="ce4" table:formula="of:=[.$P11]*(TAN([.$R11])*COS([.$S11])-SQRT(3)*SIN([.$S11])/COS([.$R11]))" office:value-type="float" office:value="0.513236620092943">
            <text:p>0.513</text:p>
          </table:table-cell>
          <table:table-cell table:style-name="ce4" table:formula="of:=[.$P11]*(TAN([.$R11])*COS([.$S11])+SQRT(3)*SIN([.$S11])/COS([.$R11]))" office:value-type="float" office:value="-0.0188900252261092">
            <text:p>-0.019</text:p>
          </table:table-cell>
          <table:table-cell table:style-name="ce4" table:formula="of:=SQRT([.$G11]^2-[.H11]^2)" office:value-type="float" office:value="1.39251932986576">
            <text:p>1.393</text:p>
          </table:table-cell>
          <table:table-cell table:style-name="ce4" table:formula="of:=SQRT([.$G11]^2-[.I11]^2)" office:value-type="float" office:value="1.38566836281334">
            <text:p>1.386</text:p>
          </table:table-cell>
          <table:table-cell table:style-name="ce4" table:formula="of:=SQRT([.$G11]^2-[.J11]^2)" office:value-type="float" office:value="1.47754248901789">
            <text:p>1.478</text:p>
          </table:table-cell>
          <table:table-cell table:number-columns-repeated="2"/>
          <table:table-cell table:style-name="ce6" table:formula="of:=2*PI()/[.F11]" office:value-type="float" office:value="0.694274619577855">
            <text:p>0.694</text:p>
          </table:table-cell>
          <table:table-cell table:style-name="ce6" office:value-type="float" office:value="0">
            <text:p>0.000</text:p>
          </table:table-cell>
          <table:table-cell table:style-name="ce6" table:formula="of:=RADIANS([.D11])" office:value-type="float" office:value="0.349065850398866">
            <text:p>0.349</text:p>
          </table:table-cell>
          <table:table-cell table:style-name="ce6" table:formula="of:=RADIANS([.E11])" office:value-type="float" office:value="-0.20943951023932">
            <text:p>-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12">
            <text:p>-12</text:p>
          </table:table-cell>
          <table:table-cell table:style-name="ce3" office:value-type="float" office:value="9.05">
            <text:p>9.05</text:p>
          </table:table-cell>
          <table:table-cell table:style-name="ce4" table:formula="of:=4*PI()/[.F12]/COS(RADIANS([.D12]))" office:value-type="float" office:value="1.47766323629785">
            <text:p>1.478</text:p>
          </table:table-cell>
          <table:table-cell table:style-name="ce4" table:formula="of:=[.P12]*2*(TAN([.R12])*COS([.S12])+SIN([.S12]))" office:value-type="float" office:value="0.205650974770257">
            <text:p>0.206</text:p>
          </table:table-cell>
          <table:table-cell table:style-name="ce4" table:formula="of:=[.$P12]*(TAN([.$R12])*COS([.$S12])+SIN([.$S12]))" office:value-type="float" office:value="0.102825487385129">
            <text:p>0.103</text:p>
          </table:table-cell>
          <table:table-cell table:style-name="ce4" table:formula="of:=[.$P12]*(TAN([.$R12])*COS([.$S12])+SIN([.$S12]))" office:value-type="float" office:value="0.102825487385129">
            <text:p>0.103</text:p>
          </table:table-cell>
          <table:table-cell table:style-name="ce4" table:formula="of:=SQRT([.$G12]^2-[.H12]^2)" office:value-type="float" office:value="1.46328271925909">
            <text:p>1.463</text:p>
          </table:table-cell>
          <table:table-cell table:style-name="ce4" table:formula="of:=SQRT([.$G12]^2-[.I12]^2)" office:value-type="float" office:value="1.47408125931043">
            <text:p>1.474</text:p>
          </table:table-cell>
          <table:table-cell table:style-name="ce4" table:formula="of:=SQRT([.$G12]^2-[.J12]^2)" office:value-type="float" office:value="1.47408125931043">
            <text:p>1.474</text:p>
          </table:table-cell>
          <table:table-cell table:number-columns-repeated="2"/>
          <table:table-cell table:style-name="ce6" table:formula="of:=2*PI()/[.F12]" office:value-type="float" office:value="0.694274619577855">
            <text:p>0.694</text:p>
          </table:table-cell>
          <table:table-cell table:style-name="ce6" table:formula="of:=PI()/2" office:value-type="float" office:value="1.5707963267949">
            <text:p>1.571</text:p>
          </table:table-cell>
          <table:table-cell table:style-name="ce6" table:formula="of:=RADIANS([.D12])" office:value-type="float" office:value="0.349065850398866">
            <text:p>0.349</text:p>
          </table:table-cell>
          <table:table-cell table:style-name="ce6" table:formula="of:=RADIANS([.E12])" office:value-type="float" office:value="-0.20943951023932">
            <text:p>-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12">
            <text:p>-12</text:p>
          </table:table-cell>
          <table:table-cell table:style-name="ce3" office:value-type="float" office:value="9.05">
            <text:p>9.05</text:p>
          </table:table-cell>
          <table:table-cell table:style-name="ce4" table:formula="of:=4*PI()/[.F13]/COS([.R13])" office:value-type="float" office:value="1.47766323629785">
            <text:p>1.478</text:p>
          </table:table-cell>
          <table:table-cell table:style-name="ce4" table:formula="of:=[.P13]*2*(TAN([.R13])*COS([.S13])+SIN([.S13])*SIN([.Q13]))" office:value-type="float" office:value="0.494346594866834">
            <text:p>0.494</text:p>
          </table:table-cell>
          <table:table-cell table:style-name="ce4" table:formula="of:=[.P13]*(TAN([.R13])*COS([.S13])+SIN([.S13])*SIN([.Q13])-SQRT(3)*SIN([.S13])*COS([.Q13])/COS([.R13]))" office:value-type="float" office:value="0.513236620092943">
            <text:p>0.513</text:p>
          </table:table-cell>
          <table:table-cell table:style-name="ce4" table:formula="of:=[.P13]*(TAN([.R13])*COS([.S13])+SIN([.S13])*SIN([.Q13])+SQRT(3)*SIN([.S13])*COS([.Q13])/COS([.R13]))" office:value-type="float" office:value="-0.0188900252261092">
            <text:p>-0.019</text:p>
          </table:table-cell>
          <table:table-cell table:style-name="ce4" table:formula="of:=SQRT([.G13]^2-[.H13]^2)" office:value-type="float" office:value="1.39251932986576">
            <text:p>1.393</text:p>
          </table:table-cell>
          <table:table-cell table:style-name="ce4" table:formula="of:=SQRT([.$G13]^2-[.I13]^2)" office:value-type="float" office:value="1.38566836281334">
            <text:p>1.386</text:p>
          </table:table-cell>
          <table:table-cell table:style-name="ce4" table:formula="of:=SQRT([.$G13]^2-[.J13]^2)" office:value-type="float" office:value="1.47754248901789">
            <text:p>1.478</text:p>
          </table:table-cell>
          <table:table-cell table:number-columns-repeated="2"/>
          <table:table-cell table:style-name="ce6" table:formula="of:=2*PI()/[.F13]" office:value-type="float" office:value="0.694274619577855">
            <text:p>0.694</text:p>
          </table:table-cell>
          <table:table-cell table:style-name="ce6" table:formula="of:=RADIANS([.C13])" office:value-type="float" office:value="0">
            <text:p>0.000</text:p>
          </table:table-cell>
          <table:table-cell table:style-name="ce6" table:formula="of:=RADIANS([.D13])" office:value-type="float" office:value="0.349065850398866">
            <text:p>0.349</text:p>
          </table:table-cell>
          <table:table-cell table:style-name="ce6" table:formula="of:=RADIANS([.E13])" office:value-type="float" office:value="-0.20943951023932">
            <text:p>-0.209</text:p>
          </table:table-cell>
        </table:table-row>
        <table:table-row table:style-name="ro4" table:number-rows-repeated="1048562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7-24T22:46:01</meta:creation-date>
    <dc:date>2014-07-25T14:49:12</dc:date>
    <dc:creator>kiyo </dc:creator>
    <meta:editing-duration>PT3H5M1S</meta:editing-duration>
    <meta:editing-cycles>10</meta:editing-cycles>
    <meta:generator>LibreOffice/3.5$Linux_x86 LibreOffice_project/350m1$Build-2</meta:generator>
    <meta:document-statistic meta:table-count="3" meta:cell-count="196" meta:object-count="0"/>
  </office:meta>
</office:document-meta>
</file>